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normal" officeooo:rsid="0005a1f7" officeooo:paragraph-rsid="0005a1f7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cm" style:contextual-spacing="false" fo:line-height="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cm" style:contextual-spacing="false" fo:line-height="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.423cm" fo:margin-bottom="0cm" style:contextual-spacing="false" fo:line-height="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5a1f7" officeooo:paragraph-rsid="0005a1f7" style:text-blinking="false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weight="normal"/>
    </style:style>
    <style:style style:name="P8" style:family="paragraph" style:parent-style-name="Text_20_body">
      <style:paragraph-properties fo:margin-top="0.423cm" fo:margin-bottom="0cm" style:contextual-spacing="false" fo:line-height="8%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a7af3a6f-7fff-e8b2-9c08-17b104931c48"/>LUIZ OTÁVIO SILVA NASCIMENTO</text:p>
      <text:p text:style-name="P2">Rua bom Jesus dos Chaves | 91 |</text:p>
      <text:p text:style-name="P2">Santa Rosa | Capão Bonito | SP | (15) 996097248</text:p>
      <text:p text:style-name="P4">contato.luizottavio@gmail.com</text:p>
      <text:p text:style-name="P2">19 anos | Brasileiro | Solteiro</text:p>
      <text:p text:style-name="Text_20_body"/>
      <text:p text:style-name="Horizontal_20_Line"/>
      <text:p text:style-name="Text_20_body"/>
      <text:p text:style-name="P5">OBJETIVO: </text:p>
      <text:p text:style-name="P3">Estágio em Desenvolvimento de Software</text:p>
      <text:p text:style-name="Text_20_body"/>
      <text:p text:style-name="P5">FORMAÇÃO ACADÊMICA: </text:p>
      <text:p text:style-name="P3">Graduação em Análise e Desenvolvimento de Sistemas - conclusão</text:p>
      <text:p text:style-name="P3">06/2025</text:p>
      <text:p text:style-name="P3">Universidade Senac São Paulo EAD</text:p>
      <text:p text:style-name="P8"><text:span text:style-name="T2"/></text:p>
      <text:p text:style-name="P8"><text:span text:style-name="T2">IDIOMA:</text:span></text:p>
      <text:p text:style-name="P3">Português - Fluente/Nativo</text:p>
      <text:p text:style-name="P3">Inglês - Básico/Técnico</text:p>
      <text:p text:style-name="P3">Espanhol - Básico</text:p>
      <text:p text:style-name="Text_20_body"/>
      <text:p text:style-name="P5">QUALIFICAÇÕES:</text:p>
      <text:p text:style-name="P5">INFORMÁTICA:</text:p>
      <text:p text:style-name="Text_20_body"/>
      <text:p text:style-name="P5">EXPERIÊNCIAS PROFISSIONAL:</text:p>
      <text:p text:style-name="Text_20_body"/>
      <text:p text:style-name="P5">FORMAÇÃO COMPLEMENTAR:</text:p>
      <text:p text:style-name="P7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7:34:36.278615592</meta:creation-date>
    <dc:date>2023-05-19T18:22:09.163826127</dc:date>
    <meta:editing-duration>PT10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68" meta:character-count="483" meta:non-whitespace-character-count="431"/>
  </office:meta>
</office:document-meta>
</file>